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nux Biolinum G" svg:font-family="'Linux Biolinum G'"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331c" officeooo:paragraph-rsid="0017331c"/>
    </style:style>
    <style:style style:name="P2" style:family="paragraph" style:parent-style-name="Standard">
      <style:text-properties officeooo:rsid="0018fe02" officeooo:paragraph-rsid="0018fe02"/>
    </style:style>
    <style:style style:name="P3" style:family="paragraph" style:parent-style-name="Frame_20_contents">
      <style:text-properties officeooo:rsid="0051af27" officeooo:paragraph-rsid="0018fe02"/>
    </style:style>
    <style:style style:name="P4" style:family="paragraph">
      <style:paragraph-properties fo:text-align="center"/>
    </style:style>
    <style:style style:name="T1" style:family="text">
      <style:text-properties officeooo:rsid="00180921"/>
    </style:style>
    <style:style style:name="T2" style:family="text">
      <style:text-properties officeooo:rsid="0018fe02"/>
    </style:style>
    <style:style style:name="gr1" style:family="graphic">
      <style:graphic-properties draw:stroke="solid" svg:stroke-width="0.51pt" svg:stroke-color="#000000" svg:stroke-opacity="75%" draw:stroke-linejoin="miter" draw:fill-color="#00cc00" draw:opacity="50%" draw:textarea-horizontal-align="center" draw:textarea-vertical-align="middle" fo:padding-top="0.26pt" fo:padding-bottom="0.26pt" fo:padding-left="0.26pt" fo:padding-right="0.26pt" draw:shadow="visible" draw:shadow-offset-x="0pt" draw:shadow-offset-y="0pt"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draw:stroke-dash="Dashed_20__28_var_29__20_4" svg:stroke-width="0.51pt" svg:stroke-color="#000000" svg:stroke-opacity="75%" draw:stroke-linejoin="round" svg:stroke-linecap="butt" draw:textarea-horizontal-align="center" draw:textarea-vertical-align="middle" fo:padding-top="0.26pt" fo:padding-bottom="0.26pt" fo:padding-left="0.26pt" fo:padding-right="0.26pt"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path text:anchor-type="page" text:anchor-page-number="0" draw:z-index="0" draw:name="turtle" draw:style-name="gr1" draw:text-style-name="P4" svg:width="59.98pt" svg:height="59.98pt" draw:transform="rotate (-0.0523598775598304) translate (269.011192644651pt 386.071035270075pt)" svg:viewBox="0 0 2117 2117" svg:d="M847 1288l-221 382-81-301zM1058 176l223 221-223 220-218-220zM1579 1358l-302-81 222 381zM1880 698l-427-114-269 157 426 113zM926 750l-383-221-220 383zM1499 1058l-441-441-441 441 441 441zM1058 2117zM1265 2095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5zM1058 1058z">
        <text:p/>
      </draw:path>
      <draw:polyline text:anchor-type="page" text:anchor-page-number="0" draw:z-index="1" draw:name="actual" draw:style-name="gr2" draw:text-style-name="P4" svg:width="2.98pt" svg:height="0.03pt" draw:transform="rotate (1.5707963267949) translate (297.45pt 420.65pt)" svg:viewBox="0 0 106 2" draw:points="0,0 35,0 71,0 106,2">
        <text:p/>
      </draw:polyline>
      <text:p text:style-name="P1">CLEARSCREEN</text:p>
      <text:p text:style-name="P1">HOME</text:p>
      <text:p text:style-name="P1"/>
      <text:p text:style-name="P1">TO CERCHIO</text:p>
      <text:p text:style-name="P1"><text:tab/>REPEAT [ </text:p>
      <text:p text:style-name="P1"><text:tab/><text:tab/>FORWARD 1 </text:p>
      <text:p text:style-name="P1"><text:tab/><text:tab/>RIGHT 1</text:p>
      <text:p text:style-name="P1"><text:tab/><text:tab/>IF REPCOUNT = <text:span text:style-name="T2">3</text:span> [ STOP ]</text:p>
      <text:p text:style-name="P1"><text:tab/>]</text:p>
      <text:p text:style-name="P1">END</text:p>
      <text:p text:style-name="P1"/>
      <text:p text:style-name="P1">CERCHIO</text:p>
      <text:p text:style-name="P2">A = 11</text:p>
      <text:p text:style-name="P3">IF A &lt; 10 AND NOT A = 5 [ PRINT “<text:span text:style-name="T2">Vero!</text:span>” ] <text:span text:style-name="T2">[ PRINT “Fals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nux Biolinum G" svg:font-family="'Linux Biolinum G'"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_20_4" draw:display-name="Dashed (var) 4" draw:style="rect" draw:dots1="1" draw:distance="0pt"/>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9T11:44:53.298327684</meta:creation-date>
    <dc:date>2016-08-29T15:13:20.574281006</dc:date>
    <meta:editing-duration>PT3H12M45S</meta:editing-duration>
    <meta:editing-cycles>2</meta:editing-cycles>
    <meta:generator>LibreOffice/4.2.8.2$Linux_x86 LibreOffice_project/420m0$Build-2</meta:generator>
    <meta:document-statistic meta:table-count="0" meta:image-count="0" meta:object-count="0" meta:page-count="1" meta:paragraph-count="12" meta:word-count="40" meta:character-count="160" meta:non-whitespace-character-count="122"/>
  </office:meta>
</office:document-meta>
</file>